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17e" officeooo:paragraph-rsid="0009a17e"/>
    </style:style>
    <style:style style:name="P2" style:family="paragraph" style:parent-style-name="Standard">
      <style:text-properties officeooo:rsid="000b69d9" officeooo:paragraph-rsid="000b69d9"/>
    </style:style>
    <style:style style:name="P3" style:family="paragraph" style:parent-style-name="Standard">
      <style:text-properties officeooo:rsid="000dc950" officeooo:paragraph-rsid="000dc950"/>
    </style:style>
    <style:style style:name="P4" style:family="paragraph" style:parent-style-name="Standard">
      <style:text-properties officeooo:rsid="000ec49e" officeooo:paragraph-rsid="000ec49e"/>
    </style:style>
    <style:style style:name="P5" style:family="paragraph" style:parent-style-name="Standard">
      <style:text-properties officeooo:rsid="001333df" officeooo:paragraph-rsid="001333df"/>
    </style:style>
    <style:style style:name="P6" style:family="paragraph" style:parent-style-name="Standard">
      <style:text-properties officeooo:rsid="00161879" officeooo:paragraph-rsid="00161879"/>
    </style:style>
    <style:style style:name="P7" style:family="paragraph" style:parent-style-name="Standard">
      <style:text-properties officeooo:rsid="0016ad30" officeooo:paragraph-rsid="0016ad30"/>
    </style:style>
    <style:style style:name="P8" style:family="paragraph" style:parent-style-name="Standard">
      <style:text-properties officeooo:rsid="00171669" officeooo:paragraph-rsid="00171669"/>
    </style:style>
    <style:style style:name="P9" style:family="paragraph" style:parent-style-name="Standard">
      <style:text-properties officeooo:rsid="0017f122" officeooo:paragraph-rsid="0017f122"/>
    </style:style>
    <style:style style:name="P10" style:family="paragraph" style:parent-style-name="Standard">
      <style:text-properties officeooo:rsid="001d453c" officeooo:paragraph-rsid="001d453c"/>
    </style:style>
    <style:style style:name="P11" style:family="paragraph" style:parent-style-name="Standard">
      <style:text-properties officeooo:rsid="001d4e25" officeooo:paragraph-rsid="001d4e25"/>
    </style:style>
    <style:style style:name="P12" style:family="paragraph" style:parent-style-name="Standard">
      <style:text-properties officeooo:rsid="001f58c0" officeooo:paragraph-rsid="001f58c0"/>
    </style:style>
    <style:style style:name="P13" style:family="paragraph" style:parent-style-name="Standard">
      <style:text-properties officeooo:rsid="001f5f4e" officeooo:paragraph-rsid="001f5f4e"/>
    </style:style>
    <style:style style:name="P14" style:family="paragraph" style:parent-style-name="Standard">
      <style:text-properties officeooo:rsid="002128d0" officeooo:paragraph-rsid="002128d0"/>
    </style:style>
    <style:style style:name="P15" style:family="paragraph" style:parent-style-name="Standard">
      <style:text-properties officeooo:rsid="0022439f" officeooo:paragraph-rsid="0022439f"/>
    </style:style>
    <style:style style:name="P16" style:family="paragraph" style:parent-style-name="Standard">
      <style:text-properties officeooo:rsid="00249a26" officeooo:paragraph-rsid="00249a26"/>
    </style:style>
    <style:style style:name="P17" style:family="paragraph" style:parent-style-name="Standard">
      <style:text-properties officeooo:rsid="002589d3" officeooo:paragraph-rsid="002589d3"/>
    </style:style>
    <style:style style:name="P18" style:family="paragraph" style:parent-style-name="Standard">
      <style:text-properties officeooo:rsid="0029fb61" officeooo:paragraph-rsid="0029fb61"/>
    </style:style>
    <style:style style:name="P19" style:family="paragraph" style:parent-style-name="Standard">
      <style:text-properties officeooo:rsid="002bb126" officeooo:paragraph-rsid="002bb126"/>
    </style:style>
    <style:style style:name="P20" style:family="paragraph" style:parent-style-name="Standard">
      <style:text-properties officeooo:rsid="002db1b3" officeooo:paragraph-rsid="002db1b3"/>
    </style:style>
    <style:style style:name="P21" style:family="paragraph" style:parent-style-name="Standard">
      <style:text-properties officeooo:rsid="002ea0f8" officeooo:paragraph-rsid="002ea0f8"/>
    </style:style>
    <style:style style:name="P22" style:family="paragraph" style:parent-style-name="Standard">
      <style:text-properties officeooo:rsid="002ed661" officeooo:paragraph-rsid="002ed661"/>
    </style:style>
    <style:style style:name="P23" style:family="paragraph" style:parent-style-name="Standard">
      <style:text-properties officeooo:rsid="0036972d" officeooo:paragraph-rsid="0036972d"/>
    </style:style>
    <style:style style:name="P24" style:family="paragraph" style:parent-style-name="Standard">
      <style:text-properties officeooo:rsid="00372d88" officeooo:paragraph-rsid="00372d88"/>
    </style:style>
    <style:style style:name="P25" style:family="paragraph" style:parent-style-name="Standard">
      <style:text-properties officeooo:rsid="00372d88" officeooo:paragraph-rsid="003b6a43"/>
    </style:style>
    <style:style style:name="P26" style:family="paragraph" style:parent-style-name="Standard">
      <style:text-properties officeooo:rsid="003851c9" officeooo:paragraph-rsid="003851c9"/>
    </style:style>
    <style:style style:name="P27" style:family="paragraph" style:parent-style-name="Standard">
      <style:text-properties officeooo:rsid="0039b0e6" officeooo:paragraph-rsid="0039b0e6"/>
    </style:style>
    <style:style style:name="P28" style:family="paragraph" style:parent-style-name="Standard">
      <style:text-properties officeooo:rsid="003cf6b6" officeooo:paragraph-rsid="003cf6b6"/>
    </style:style>
    <style:style style:name="P29" style:family="paragraph" style:parent-style-name="Standard">
      <style:text-properties officeooo:rsid="003f5c63" officeooo:paragraph-rsid="003f5c63"/>
    </style:style>
    <style:style style:name="P30" style:family="paragraph" style:parent-style-name="Standard">
      <style:text-properties officeooo:rsid="003fbbfd" officeooo:paragraph-rsid="003fbbfd"/>
    </style:style>
    <style:style style:name="P31" style:family="paragraph" style:parent-style-name="Standard">
      <style:text-properties officeooo:rsid="0031f070" officeooo:paragraph-rsid="0031f070"/>
    </style:style>
    <style:style style:name="P32" style:family="paragraph" style:parent-style-name="Standard">
      <style:text-properties officeooo:rsid="003fe734" officeooo:paragraph-rsid="003fe734"/>
    </style:style>
    <style:style style:name="P33" style:family="paragraph" style:parent-style-name="Standard">
      <style:text-properties officeooo:rsid="00410115" officeooo:paragraph-rsid="00410115"/>
    </style:style>
    <style:style style:name="P34" style:family="paragraph" style:parent-style-name="Standard">
      <style:text-properties officeooo:rsid="004160d5" officeooo:paragraph-rsid="004160d5"/>
    </style:style>
    <style:style style:name="P35" style:family="paragraph" style:parent-style-name="Standard">
      <style:text-properties officeooo:rsid="0041f280" officeooo:paragraph-rsid="0041f280"/>
    </style:style>
    <style:style style:name="P36" style:family="paragraph" style:parent-style-name="Standard">
      <style:text-properties officeooo:rsid="0042ced4" officeooo:paragraph-rsid="0042ced4"/>
    </style:style>
    <style:style style:name="P37" style:family="paragraph" style:parent-style-name="Standard">
      <style:text-properties officeooo:rsid="0044b95e" officeooo:paragraph-rsid="0044b95e"/>
    </style:style>
    <style:style style:name="P38" style:family="paragraph" style:parent-style-name="Standard">
      <style:text-properties officeooo:rsid="0045ee52" officeooo:paragraph-rsid="0045ee52"/>
    </style:style>
    <style:style style:name="P39" style:family="paragraph" style:parent-style-name="Standard">
      <style:text-properties officeooo:rsid="004660a2" officeooo:paragraph-rsid="004660a2"/>
    </style:style>
    <style:style style:name="P40" style:family="paragraph" style:parent-style-name="Standard">
      <style:text-properties officeooo:rsid="0047ed2b" officeooo:paragraph-rsid="0047ed2b"/>
    </style:style>
    <style:style style:name="P41" style:family="paragraph" style:parent-style-name="Standard">
      <style:text-properties officeooo:rsid="0048b39c" officeooo:paragraph-rsid="0048b39c"/>
    </style:style>
    <style:style style:name="P42" style:family="paragraph" style:parent-style-name="Standard">
      <style:text-properties officeooo:rsid="004a2404" officeooo:paragraph-rsid="004a2404"/>
    </style:style>
    <style:style style:name="T1" style:family="text">
      <style:text-properties officeooo:rsid="000bff00"/>
    </style:style>
    <style:style style:name="T2" style:family="text">
      <style:text-properties officeooo:rsid="000dc9b4"/>
    </style:style>
    <style:style style:name="T3" style:family="text">
      <style:text-properties officeooo:rsid="000fd1d2"/>
    </style:style>
    <style:style style:name="T4" style:family="text">
      <style:text-properties officeooo:rsid="0011c2b9"/>
    </style:style>
    <style:style style:name="T5" style:family="text">
      <style:text-properties officeooo:rsid="0014e238"/>
    </style:style>
    <style:style style:name="T6" style:family="text">
      <style:text-properties officeooo:rsid="001958f9"/>
    </style:style>
    <style:style style:name="T7" style:family="text">
      <style:text-properties officeooo:rsid="001eaaa6"/>
    </style:style>
    <style:style style:name="T8" style:family="text">
      <style:text-properties officeooo:rsid="0023b53d"/>
    </style:style>
    <style:style style:name="T9" style:family="text">
      <style:text-properties officeooo:rsid="0024cbfe"/>
    </style:style>
    <style:style style:name="T10" style:family="text">
      <style:text-properties officeooo:rsid="00270662"/>
    </style:style>
    <style:style style:name="T11" style:family="text">
      <style:text-properties officeooo:rsid="002d9dee"/>
    </style:style>
    <style:style style:name="T12" style:family="text">
      <style:text-properties officeooo:rsid="002ed12b"/>
    </style:style>
    <style:style style:name="T13" style:family="text">
      <style:text-properties officeooo:rsid="002f3d09"/>
    </style:style>
    <style:style style:name="T14" style:family="text">
      <style:text-properties officeooo:rsid="002faa5a"/>
    </style:style>
    <style:style style:name="T15" style:family="text">
      <style:text-properties officeooo:rsid="00314081"/>
    </style:style>
    <style:style style:name="T16" style:family="text">
      <style:text-properties officeooo:rsid="0031eda4"/>
    </style:style>
    <style:style style:name="T17" style:family="text">
      <style:text-properties officeooo:rsid="00324f6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f3d09" style:font-weight-asian="bold" style:font-weight-complex="bold"/>
    </style:style>
    <style:style style:name="T20" style:family="text">
      <style:text-properties fo:font-weight="bold" officeooo:rsid="000a8ea6" style:font-weight-asian="bold" style:font-weight-complex="bold"/>
    </style:style>
    <style:style style:name="T21" style:family="text">
      <style:text-properties fo:font-weight="bold" officeooo:rsid="003e6dc1" style:font-weight-asian="bold" style:font-weight-complex="bold"/>
    </style:style>
    <style:style style:name="T22" style:family="text">
      <style:text-properties fo:font-weight="normal" officeooo:rsid="002f3d09" style:font-weight-asian="normal" style:font-weight-complex="normal"/>
    </style:style>
    <style:style style:name="T23" style:family="text">
      <style:text-properties fo:font-weight="normal" officeooo:rsid="003436b1" style:font-weight-asian="normal" style:font-weight-complex="normal"/>
    </style:style>
    <style:style style:name="T24" style:family="text">
      <style:text-properties officeooo:rsid="00372d88"/>
    </style:style>
    <style:style style:name="T25" style:family="text">
      <style:text-properties officeooo:rsid="003851c9"/>
    </style:style>
    <style:style style:name="T26" style:family="text">
      <style:text-properties officeooo:rsid="003cba44"/>
    </style:style>
    <style:style style:name="T27" style:family="text">
      <style:text-properties officeooo:rsid="003e6dc1"/>
    </style:style>
    <style:style style:name="T28" style:family="text">
      <style:text-properties officeooo:rsid="0041f280"/>
    </style:style>
    <style:style style:name="T29" style:family="text">
      <style:text-properties officeooo:rsid="0042964f"/>
    </style:style>
    <style:style style:name="T30" style:family="text">
      <style:text-properties officeooo:rsid="00452c33"/>
    </style:style>
    <style:style style:name="T31" style:family="text">
      <style:text-properties officeooo:rsid="00467c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8">Phytoplankton models and life history stra</text:span><text:span text:style-name="T20">te</text:span><text:span text:style-name="T18">gies</text:span> (Eilersten &amp; Wyatt 2000)</text:p>
      <text:p text:style-name="P2">Continuous time model</text:p>
      <text:p text:style-name="P2">Data-based (field), North Atlantic. <text:span text:style-name="T1">Tried to explain the spring bloom.</text:span></text:p>
      <text:p text:style-name="P2">3 boxes : diatoms (floating and seed bank) <text:span text:style-name="T4">+ Phaeocystis (pelagic only). </text:span></text:p>
      <text:p text:style-name="P4">Biological model depends on depth z and time t. Parameters : diffusion and sinking velocity along z + growth <text:span text:style-name="T3">(as a function of light)</text:span> and loss rate.</text:p>
      <text:p text:style-name="P5">Spores are represented as sinuisoidal function regulated by site-specific tide (??) <text:span text:style-name="T5">(mass influx for the spring tide). Sinking rates are (a) dependent on the date for diatoms (15 Avril) or (b) dependent on the density for dinoflagellates. </text:span></text:p>
      <text:p text:style-name="P6">I don’t understand how they made differences between the species. </text:p>
      <text:p text:style-name="P3">Physics model (only 1D, vertical distribution, taking into account light <text:span text:style-name="T2">and diffusion related to wind, etc). </text:span></text:p>
      <text:p text:style-name="P7">They can reproduce spring bloom thanks to that (seems very forced to me)</text:p>
      <text:p text:style-name="P7"/>
      <text:p text:style-name="P11"><text:span text:style-name="T18">The long-term persistence of phytoplankton resting stages in aquatic ‘seed banks’</text:span> (Ellegaard)</text:p>
      <text:p text:style-name="P11">Review <text:span text:style-name="T7">(no model)</text:span></text:p>
      <text:p text:style-name="P7"/>
      <text:p text:style-name="P8"><text:span text:style-name="T18">Turbulence, watermass stratification and harmful algal blooms: an alternative view and frontal zones as “pelagic seed banks”</text:span> (Smayda 2002)</text:p>
      <text:p text:style-name="P9">Difference between the pelagic seed bank (species co :ming from the ocean with the tide) and seed beds </text:p>
      <text:p text:style-name="P9">Mostly takes into account hydrodynamics, viscosity, diffusion strength… <text:span text:style-name="T6">and effects it can have on the dinoflagellates (for instance, degrading the cells) + resistance via swimming behaviour (data are given for the swimming speed, which might be interesting) or chain formation, sitckiness, etc.<text:tab/></text:span></text:p>
      <text:p text:style-name="P10">Formula to compute the sinking velocity as a function of the cell surface / volume</text:p>
      <text:p text:style-name="P12">Difference between the two banks is the type of dispersal. </text:p>
      <text:p text:style-name="P13">Finally, mostly defines the requirements for dinoflagellates to survive the pelagic seed bank (seems simpler for seed beds.)</text:p>
      <text:p text:style-name="P13"/>
      <text:p text:style-name="P14"><text:span text:style-name="T18">Dormancy in metacommunities</text:span> (Wisnoski et al. 2019)</text:p>
      <text:p text:style-name="P15">Covariation between dormancy is dispersal (negative). <text:span text:style-name="T8">Also take into account spatiotemporal variability (of course, that’s metacommunities). </text:span></text:p>
      <text:p text:style-name="P16">A lot like a kind of review of the different mechanisms. <text:span text:style-name="T9">All models are in SI.</text:span></text:p>
      <text:p text:style-name="P16"/>
      <text:p text:style-name="P17">Already cited by 4 articles, let’s have a look:o<text:span text:style-name="T10">nly data-based (mostly RNA-based studies). Maybe could be used later, when, one day, we’ll have a MS. </text:span></text:p>
      <text:p text:style-name="P17"/>
      <text:p text:style-name="P23">Let’s have a look at the model from the Dormancy article : <text:span text:style-name="T24">model from Shoemaker and Melbourne (2016). Spatial model, organized in time, space and species</text:span></text:p>
      <text:p text:style-name="P24">1-within patch-population growth with a Beverthon-Holt model</text:p>
      <text:p text:style-name="P25">2-global dispersal <text:span text:style-name="T25">OR seed bank. Dormant stages can also disperse <text:s/>(with covariation between the two of them being the two extreme cases : dormant stages DON’T disperse OR dormant stages disperse AS MUCH AS vegetative stages. But really, that’s not covariation.). </text:span></text:p>
      <text:p text:style-name="P24"/>
      <text:p text:style-name="P27">Analyse of alpha, beta and gamma diversity : <text:span text:style-name="T26">results are quite counter-intuitive.</text:span></text:p>
      <text:p text:style-name="P24"/>
      <text:p text:style-name="P24">Parameters : max growth rate follows the Gaussian distribution + is sensitive to environmental conditions which follows a sinusoidal function</text:p>
      <text:p text:style-name="P26">Fixed dispersal and dormancy </text:p>
      <text:p text:style-name="P23"/>
      <text:p text:style-name="P28"><text:span text:style-name="T21">Linking metacommunity paradigms to spatial coexistence mechanisms.</text:span><text:span text:style-name="T27"> </text:span>Shoemaker and Melbourne (2016)</text:p>
      <text:p text:style-name="P29"><text:soft-page-break/>Use a similar model as above without dormancy.</text:p>
      <text:p text:style-name="P29">Four different scenarii (metacommunity paradigms) : neutral, species sorting, mass effects and patch dynamics. </text:p>
      <text:p text:style-name="P30">Confirms Chesson.</text:p>
      <text:p text:style-name="P28"/>
      <text:p text:style-name="P17"/>
      <text:p text:style-name="P18"><text:span text:style-name="T18">Modelling phytoplankton adaptation to global warming based onresurrection experiments</text:span> (Hinners et al. 2019)</text:p>
      <text:p text:style-name="P19">Ecosystem model <text:span text:style-name="T15">(very basic, with vegetative, gamtes, cysts, and nutrient, detritus)</text:span>, <text:span text:style-name="T11">temperature increase. Evolution. Continuous time model.</text:span></text:p>
      <text:p text:style-name="P20">Takes into account the effect of temperature, nutrient, reproduction in addition to encystment. <text:span text:style-name="T14">Reproduction is only considered as a loss of biomass to detritus (!) and responds to nutrient-replete, low-temperature conditions.</text:span></text:p>
      <text:p text:style-name="P21">Also checked on data. <text:span text:style-name="T12">Based on a dinoflagellate. </text:span></text:p>
      <text:p text:style-name="P22">Cysts germinate at a fixed period corresponding to the spring bloom <text:span text:style-name="T16">(threshold in julian days)</text:span>, after dormancy. <text:span text:style-name="T13">Growth of vegetative cells is triggered by temperature above freezing point. Resting cysts happen when temperature above a certain threshold. Mortality is temperature dependent. Cyst mortality is only sensitive to </text:span><text:span text:style-name="T19">increase</text:span><text:span text:style-name="T22"> </text:span><text:span text:style-name="T23">in temperature (global change), not the variation over the year.</text:span></text:p>
      <text:p text:style-name="P22"/>
      <text:p text:style-name="P31">Added evolution to this model. <text:span text:style-name="T17">Variation on the encystment rate. </text:span></text:p>
      <text:p text:style-name="P31"/>
      <text:p text:style-name="P32"><text:span text:style-name="T18">Rapid evolution with generation overlap : the double-edged effect of dormancy</text:span> (Yamamichi et al. 2019)</text:p>
      <text:p text:style-name="P34">Two models. Clonal model and quantitative trait model.</text:p>
      <text:p text:style-name="P33"><text:span text:style-name="T28">Clonal model. </text:span>Simple model with only one box : the population, taking into account reproduction and dormancy. Reproduction is a function of trait. Discrete-time model. <text:span text:style-name="T28">Evolution model, so traits vary and are compared at each time step to an optimal phenotype which are also variable with time. </text:span></text:p>
      <text:p text:style-name="P35">Quantitative trait model, using reproduction only. <text:span text:style-name="T29">IBM.</text:span></text:p>
      <text:p text:style-name="P36">Interest in generation overlap and its effect on the final trait and adaptability. </text:p>
      <text:p text:style-name="P36"/>
      <text:p text:style-name="P37"><text:span text:style-name="T18">Temporal variation, dormancy, and coexistence: A field test of the storage effect</text:span> (Caceres 1997).</text:p>
      <text:p text:style-name="P37">Based on data (zooplankton). Discrete time model. Also investigate the effect of overlapping generations. <text:span text:style-name="T30">Species don’t have the same need for environmental variation and/or dormancy and/or rectruitment capacity. </text:span></text:p>
      <text:p text:style-name="P38">Classic discrete time model with only a hatching fraction and no explicit seed bank. </text:p>
      <text:p text:style-name="P39">Takes into account the water column by having three stocks depending on the ver<text:span text:style-name="T31">tical position. <text:line-break/>Focus on quantification on data for Daphnia. </text:span></text:p>
      <text:p text:style-name="P39"/>
      <text:p text:style-name="P40"><text:span text:style-name="T18">Effects <text:s/>of <text:s/>Temporal <text:s/>Variability <text:s/>on <text:s/>Rare <text:s/>Plant Persistence <text:s/>in <text:s/>Annual <text:s/>System</text:span> (Levine &amp; Rees 2004)</text:p>
      <text:p text:style-name="P40">Annual plant (forb + gross) 2 species model. </text:p>
      <text:p text:style-name="P41">Not sure necessary, maybe more for the results ?</text:p>
      <text:p text:style-name="P41"/>
      <text:p text:style-name="P42">READ : Consequences of neglecting cryptic life stages from demographic mod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19-11-19T15:35:53.115208418</meta:creation-date>
    <dc:date>2019-11-21T15:44:38.844322520</dc:date>
    <dc:creator>Coralie Picoche</dc:creator>
    <meta:editing-duration>PT10H7M11S</meta:editing-duration>
    <meta:editing-cycles>76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832" meta:character-count="5586" meta:non-whitespace-character-count="4773"/>
  </office:meta>
</office:document-meta>
</file>